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1.86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language="en" fo:country="GB"/>
    </style:style>
    <style:style style:name="T1" style:family="text">
      <style:text-properties fo:font-size="24pt" fo:language="en" fo:country="GB" style:font-size-asian="24pt" style:font-size-complex="24pt"/>
    </style:style>
    <style:style style:name="T2" style:family="text">
      <style:text-properties fo:font-size="44pt" fo:language="en" fo:country="GB" style:font-size-asian="44pt" style:font-size-complex="44pt"/>
    </style:style>
    <style:style style:name="T3" style:family="text">
      <style:text-properties fo:language="en" fo:country="GB"/>
    </style:style>
    <style:style style:name="T4" style:family="text">
      <style:text-properties fo:font-size="32pt" fo:language="en" fo:country="GB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65cm" svg:x="1.4cm" svg:y="2.167cm" presentation:class="subtitle" presentation:user-transformed="true">
          <draw:text-box>
            <text:p><text:span text:style-name="T1">CS7NS5/CSU44032</text:span></text:p>
            <text:p><text:span text:style-name="T2">Security &amp; Privacy</text:span></text:p>
            <text:p><text:span text:style-name="T3"/></text:p>
            <text:p><text:span text:style-name="T4">“</text:span><text:span text:style-name="T4">Office Hour”</text:span></text:p>
            <text:p><text:span text:style-name="T4">Tuesday 1400-1430ish</text:span></text:p>
            <text:p><text:span text:style-name="T4"/></text:p>
            <text:p><text:span text:style-name="T4">Feel free to ask anything via audio or chat…</text:span></text:p>
            <text:p><text:span text:style-name="T4"/></text:p>
            <text:p><text:span text:style-name="T1"><text:a xlink:href="https://down.dsg.cs.tcd.ie/cs7053" xlink:type="simple">https://down.dsg.cs.tcd.ie/cs7053</text:a></text:span><text:span text:style-name="T1"><text:s/></text:span></text:p>
            <text:p><text:span text:style-name="T1"><text:a xlink:href="https://github.com/sftcd/cs7053" xlink:type="simple">https://github.com/sftcd/cs7053</text:a></text:span><text:span text:style-name="T1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1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6-20T12:14:19.182211876</meta:creation-date>
    <dc:date>2021-02-02T13:45:53.269926934</dc:date>
    <meta:editing-duration>PT14H59M9S</meta:editing-duration>
    <meta:editing-cycles>182</meta:editing-cycles>
    <meta:generator>LibreOffice/7.0.3.1$Linux_X86_64 LibreOffice_project/00$Build-1</meta:generator>
    <meta:document-statistic meta:object-count="24"/>
  </office:meta>
</office:document-meta>
</file>